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ffff00" fo:border="0.002cm solid #000000"/>
    </style:style>
    <style:style style:name="ce3" style:family="table-cell" style:parent-style-name="Default">
      <style:table-cell-properties fo:background-color="#ff0000" fo:border="0.002cm solid #000000"/>
    </style:style>
    <style:style style:name="ce4" style:family="table-cell" style:parent-style-name="Default">
      <style:table-cell-properties fo:background-color="#ff950e" fo:border="0.002cm solid #000000"/>
    </style:style>
    <style:style style:name="ce5" style:family="table-cell" style:parent-style-name="Default">
      <style:table-cell-properties fo:background-color="#0047ff" fo:border="0.002cm solid #000000"/>
    </style:style>
    <style:style style:name="ce6" style:family="table-cell" style:parent-style-name="Default">
      <style:table-cell-properties fo:background-color="#33cc66" fo:border="0.002cm solid #000000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1">
      <style:table-cell-properties fo:background-color="#ffff00" fo:border="0.002cm solid #000000"/>
    </style:style>
    <style:style style:name="ce9" style:family="table-cell" style:parent-style-name="Default" style:data-style-name="N11">
      <style:table-cell-properties fo:background-color="#ff0000" fo:border="0.002cm solid #000000"/>
    </style:style>
    <style:style style:name="ce10" style:family="table-cell" style:parent-style-name="Default" style:data-style-name="N11">
      <style:table-cell-properties fo:background-color="#ff950e" fo:border="0.002cm solid #000000"/>
    </style:style>
    <style:style style:name="ce11" style:family="table-cell" style:parent-style-name="Default" style:data-style-name="N11">
      <style:table-cell-properties fo:background-color="#0047ff" fo:border="0.002cm solid #000000"/>
    </style:style>
    <style:style style:name="ce12" style:family="table-cell" style:parent-style-name="Default" style:data-style-name="N11">
      <style:table-cell-properties fo:background-color="#33cc66" fo:border="0.002cm solid #000000"/>
    </style:style>
    <style:style style:name="ce13" style:family="table-cell" style:parent-style-name="Default" style:data-style-name="N10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ce2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table:formula="of:=VLOOKUP([.A1];[.K$2:.L$7];2;1)" office:value-type="string" office:string-value="White">
            <text:p>White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6">
            <text:p>56</text:p>
          </table:table-cell>
          <table:table-cell table:style-name="ce7" table:formula="of:=[.C1]/[.$C1]" office:value-type="percentage" office:value="1">
            <text:p>100,00%</text:p>
          </table:table-cell>
          <table:table-cell table:style-name="ce7" table:formula="of:=[.D1]/[.$C1]" office:value-type="percentage" office:value="0.945454545454545">
            <text:p>94,55%</text:p>
          </table:table-cell>
          <table:table-cell table:style-name="ce7" table:formula="of:=[.E1]/[.$C1]" office:value-type="percentage" office:value="1.01818181818182">
            <text:p>101,82%</text:p>
          </table:table-cell>
          <table:table-cell table:number-columns-repeated="3"/>
          <table:table-cell office:value-type="string">
            <text:p>Color</text:p>
          </table:table-cell>
          <table:table-cell office:value-type="string">
            <text:p>SensorRed</text:p>
          </table:table-cell>
          <table:table-cell office:value-type="string">
            <text:p>SensorBlue</text:p>
          </table:table-cell>
          <table:table-cell office:value-type="string">
            <text:p>SensorGreen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VLOOKUP([.A2];[.K$2:.L$7];2;1)" office:value-type="string" office:string-value="White">
            <text:p>White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7">
            <text:p>57</text:p>
          </table:table-cell>
          <table:table-cell table:style-name="ce7" table:formula="of:=[.C2]/[.$C2]" office:value-type="percentage" office:value="1">
            <text:p>100,00%</text:p>
          </table:table-cell>
          <table:table-cell table:style-name="ce7" table:formula="of:=[.D2]/[.$C2]" office:value-type="percentage" office:value="0.946428571428571">
            <text:p>94,64%</text:p>
          </table:table-cell>
          <table:table-cell table:style-name="ce7" table:formula="of:=[.E2]/[.$C2]" office:value-type="percentage" office:value="1.01785714285714">
            <text:p>101,79%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 table:style-name="ce13" table:formula="of:=AVERAGE([.C1:.C3])" office:value-type="float" office:value="53.6666666666667">
            <text:p>53,7</text:p>
          </table:table-cell>
          <table:table-cell table:style-name="ce13" table:formula="of:=AVERAGE([.D1:.D3])" office:value-type="float" office:value="51.6666666666667">
            <text:p>51,7</text:p>
          </table:table-cell>
          <table:table-cell table:style-name="ce13" table:formula="of:=AVERAGE([.E1:.E3])" office:value-type="float" office:value="55">
            <text:p>55,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VLOOKUP([.A3];[.K$2:.L$7];2;1)" office:value-type="string" office:string-value="White">
            <text:p>White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2">
            <text:p>52</text:p>
          </table:table-cell>
          <table:table-cell table:style-name="ce7" table:formula="of:=[.C3]/[.$C3]" office:value-type="percentage" office:value="1">
            <text:p>100,00%</text:p>
          </table:table-cell>
          <table:table-cell table:style-name="ce7" table:formula="of:=[.D3]/[.$C3]" office:value-type="percentage" office:value="1">
            <text:p>100,00%</text:p>
          </table:table-cell>
          <table:table-cell table:style-name="ce7" table:formula="of:=[.E3]/[.$C3]" office:value-type="percentage" office:value="1.04">
            <text:p>104,00%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llow</text:p>
          </table:table-cell>
          <table:table-cell table:style-name="ce13" table:formula="of:=AVERAGE([.C4:.C9])" office:value-type="float" office:value="54.8333333333333">
            <text:p>54,8</text:p>
          </table:table-cell>
          <table:table-cell table:style-name="ce13" table:formula="of:=AVERAGE([.D4:.D9])" office:value-type="float" office:value="30">
            <text:p>30,0</text:p>
          </table:table-cell>
          <table:table-cell table:style-name="ce13" table:formula="of:=AVERAGE([.E4:.E9])" office:value-type="float" office:value="45.5">
            <text:p>45,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VLOOKUP([.A4];[.K$2:.L$7];2;1)" office:value-type="string" office:string-value="Yellow">
            <text:p>Yellow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[.C4]/[.$C4]" office:value-type="percentage" office:value="1">
            <text:p>100,00%</text:p>
          </table:table-cell>
          <table:table-cell table:formula="of:=[.D4]/[.$C4]" office:value-type="percentage" office:value="0.555555555555556">
            <text:p>55,56%</text:p>
          </table:table-cell>
          <table:table-cell table:formula="of:=[.E4]/[.$C4]" office:value-type="percentage" office:value="0.833333333333333">
            <text:p>83,33%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table:style-name="ce13" table:formula="of:=AVERAGE([.C10:.C13])" office:value-type="float" office:value="51.75">
            <text:p>51,8</text:p>
          </table:table-cell>
          <table:table-cell table:style-name="ce13" table:formula="of:=AVERAGE([.D10:.D13])" office:value-type="float" office:value="25">
            <text:p>25,0</text:p>
          </table:table-cell>
          <table:table-cell table:style-name="ce13" table:formula="of:=AVERAGE([.E10:.E13])" office:value-type="float" office:value="26.5">
            <text:p>26,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VLOOKUP([.A5];[.K$2:.L$7];2;1)" office:value-type="string" office:string-value="Yellow">
            <text:p>Yellow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table:formula="of:=[.C5]/[.$C5]" office:value-type="percentage" office:value="1">
            <text:p>100,00%</text:p>
          </table:table-cell>
          <table:table-cell table:formula="of:=[.D5]/[.$C5]" office:value-type="percentage" office:value="0.527272727272727">
            <text:p>52,73%</text:p>
          </table:table-cell>
          <table:table-cell table:formula="of:=[.E5]/[.$C5]" office:value-type="percentage" office:value="0.818181818181818">
            <text:p>81,82%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Orange</text:p>
          </table:table-cell>
          <table:table-cell table:style-name="ce13" table:formula="of:=AVERAGE([.C14:.C19])" office:value-type="float" office:value="51.5">
            <text:p>51,5</text:p>
          </table:table-cell>
          <table:table-cell table:style-name="ce13" table:formula="of:=AVERAGE([.D14:.D19])" office:value-type="float" office:value="31">
            <text:p>31,0</text:p>
          </table:table-cell>
          <table:table-cell table:style-name="ce13" table:formula="of:=AVERAGE([.E14:.E19])" office:value-type="float" office:value="50">
            <text:p>50,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VLOOKUP([.A6];[.K$2:.L$7];2;1)" office:value-type="string" office:string-value="Yellow">
            <text:p>Yellow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formula="of:=[.C6]/[.$C6]" office:value-type="percentage" office:value="1">
            <text:p>100,00%</text:p>
          </table:table-cell>
          <table:table-cell table:formula="of:=[.D6]/[.$C6]" office:value-type="percentage" office:value="0.571428571428571">
            <text:p>57,14%</text:p>
          </table:table-cell>
          <table:table-cell table:formula="of:=[.E6]/[.$C6]" office:value-type="percentage" office:value="0.839285714285714">
            <text:p>83,93%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Blue</text:p>
          </table:table-cell>
          <table:table-cell table:style-name="ce13" table:formula="of:=AVERAGE([.C20:.C23])" office:value-type="float" office:value="27.75">
            <text:p>27,8</text:p>
          </table:table-cell>
          <table:table-cell table:style-name="ce13" table:formula="of:=AVERAGE([.D20:.D23])" office:value-type="float" office:value="35.5">
            <text:p>35,5</text:p>
          </table:table-cell>
          <table:table-cell table:style-name="ce13" table:formula="of:=AVERAGE([.E20:.E23])" office:value-type="float" office:value="29.25">
            <text:p>29,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VLOOKUP([.A7];[.K$2:.L$7];2;1)" office:value-type="string" office:string-value="Yellow">
            <text:p>Yellow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table:formula="of:=[.C7]/[.$C7]" office:value-type="percentage" office:value="1">
            <text:p>100,00%</text:p>
          </table:table-cell>
          <table:table-cell table:formula="of:=[.D7]/[.$C7]" office:value-type="percentage" office:value="0.527272727272727">
            <text:p>52,73%</text:p>
          </table:table-cell>
          <table:table-cell table:formula="of:=[.E7]/[.$C7]" office:value-type="percentage" office:value="0.836363636363636">
            <text:p>83,64%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reen</text:p>
          </table:table-cell>
          <table:table-cell table:style-name="ce13" table:formula="of:=AVERAGE([.C24])" office:value-type="float" office:value="28">
            <text:p>28,0</text:p>
          </table:table-cell>
          <table:table-cell table:style-name="ce13" table:formula="of:=AVERAGE([.D24])" office:value-type="float" office:value="34">
            <text:p>34,0</text:p>
          </table:table-cell>
          <table:table-cell table:style-name="ce13" table:formula="of:=AVERAGE([.E24])" office:value-type="float" office:value="41">
            <text:p>41,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VLOOKUP([.A8];[.K$2:.L$7];2;1)" office:value-type="string" office:string-value="Yellow">
            <text:p>Yellow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[.C8]/[.$C8]" office:value-type="percentage" office:value="1">
            <text:p>100,00%</text:p>
          </table:table-cell>
          <table:table-cell table:formula="of:=[.D8]/[.$C8]" office:value-type="percentage" office:value="0.545454545454545">
            <text:p>54,55%</text:p>
          </table:table-cell>
          <table:table-cell table:formula="of:=[.E8]/[.$C8]" office:value-type="percentage" office:value="0.818181818181818">
            <text:p>81,82%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VLOOKUP([.A9];[.K$2:.L$7];2;1)" office:value-type="string" office:string-value="Yellow">
            <text:p>Yellow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[.C9]/[.$C9]" office:value-type="percentage" office:value="1">
            <text:p>100,00%</text:p>
          </table:table-cell>
          <table:table-cell table:formula="of:=[.D9]/[.$C9]" office:value-type="percentage" office:value="0.555555555555556">
            <text:p>55,56%</text:p>
          </table:table-cell>
          <table:table-cell table:formula="of:=[.E9]/[.$C9]" office:value-type="percentage" office:value="0.833333333333333">
            <text:p>83,33%</text:p>
          </table:table-cell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VLOOKUP([.A10];[.K$2:.L$7];2;1)" office:value-type="string" office:string-value="Red">
            <text:p>Red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9" table:formula="of:=[.C10]/[.$C10]" office:value-type="percentage" office:value="1">
            <text:p>100,00%</text:p>
          </table:table-cell>
          <table:table-cell table:style-name="ce9" table:formula="of:=[.D10]/[.$C10]" office:value-type="percentage" office:value="0.470588235294118">
            <text:p>47,06%</text:p>
          </table:table-cell>
          <table:table-cell table:style-name="ce9" table:formula="of:=[.E10]/[.$C10]" office:value-type="percentage" office:value="0.490196078431373">
            <text:p>49,02%</text:p>
          </table:table-cell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VLOOKUP([.A11];[.K$2:.L$7];2;1)" office:value-type="string" office:string-value="Red">
            <text:p>Red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7">
            <text:p>27</text:p>
          </table:table-cell>
          <table:table-cell table:style-name="ce9" table:formula="of:=[.C11]/[.$C11]" office:value-type="percentage" office:value="1">
            <text:p>100,00%</text:p>
          </table:table-cell>
          <table:table-cell table:style-name="ce9" table:formula="of:=[.D11]/[.$C11]" office:value-type="percentage" office:value="0.461538461538462">
            <text:p>46,15%</text:p>
          </table:table-cell>
          <table:table-cell table:style-name="ce9" table:formula="of:=[.E11]/[.$C11]" office:value-type="percentage" office:value="0.519230769230769">
            <text:p>51,92%</text:p>
          </table:table-cell>
          <table:table-cell/>
          <table:table-cell>
            <draw:frame table:end-cell-address="Tabelle1.S43" table:end-x="2.166cm" table:end-y="0.364cm" draw:z-index="0" draw:style-name="gr1" svg:width="22.376cm" svg:height="15.548cm" svg:x="0.113cm" svg:y="0.055cm">
              <draw:object draw:notify-on-update-of-ranges="Tabelle1.L1:Tabelle1.L1 Tabelle1.L2:Tabelle1.L7 Tabelle1.M1:Tabelle1.M1 Tabelle1.M2:Tabelle1.M7 Tabelle1.N1:Tabelle1.N1 Tabelle1.N2:Tabelle1.N7 Tabelle1.O1:Tabelle1.O1 Tabelle1.O2:Tabelle1.O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VLOOKUP([.A12];[.K$2:.L$7];2;1)" office:value-type="string" office:string-value="Red">
            <text:p>Red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9" table:formula="of:=[.C12]/[.$C12]" office:value-type="percentage" office:value="1">
            <text:p>100,00%</text:p>
          </table:table-cell>
          <table:table-cell table:style-name="ce9" table:formula="of:=[.D12]/[.$C12]" office:value-type="percentage" office:value="0.5">
            <text:p>50,00%</text:p>
          </table:table-cell>
          <table:table-cell table:style-name="ce9" table:formula="of:=[.E12]/[.$C12]" office:value-type="percentage" office:value="0.519230769230769">
            <text:p>51,92%</text:p>
          </table:table-cell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VLOOKUP([.A13];[.K$2:.L$7];2;1)" office:value-type="string" office:string-value="Red">
            <text:p>Red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9" table:formula="of:=[.C13]/[.$C13]" office:value-type="percentage" office:value="1">
            <text:p>100,00%</text:p>
          </table:table-cell>
          <table:table-cell table:style-name="ce9" table:formula="of:=[.D13]/[.$C13]" office:value-type="percentage" office:value="0.5">
            <text:p>50,00%</text:p>
          </table:table-cell>
          <table:table-cell table:style-name="ce9" table:formula="of:=[.E13]/[.$C13]" office:value-type="percentage" office:value="0.519230769230769">
            <text:p>51,92%</text:p>
          </table:table-cell>
          <table:table-cell table:number-columns-repeated="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table:formula="of:=VLOOKUP([.A14];[.K$2:.L$7];2;1)" office:value-type="string" office:string-value="Orange">
            <text:p>Orange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9">
            <text:p>49</text:p>
          </table:table-cell>
          <table:table-cell table:style-name="ce10" table:formula="of:=[.C14]/[.$C14]" office:value-type="percentage" office:value="1">
            <text:p>100,00%</text:p>
          </table:table-cell>
          <table:table-cell table:style-name="ce10" table:formula="of:=[.D14]/[.$C14]" office:value-type="percentage" office:value="0.612244897959184">
            <text:p>61,22%</text:p>
          </table:table-cell>
          <table:table-cell table:style-name="ce10" table:formula="of:=[.E14]/[.$C14]" office:value-type="percentage" office:value="1">
            <text:p>100,00%</text:p>
          </table:table-cell>
          <table:table-cell table:number-columns-repeated="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table:formula="of:=VLOOKUP([.A15];[.K$2:.L$7];2;1)" office:value-type="string" office:string-value="Orange">
            <text:p>Orange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style-name="ce10" table:formula="of:=[.C15]/[.$C15]" office:value-type="percentage" office:value="1">
            <text:p>100,00%</text:p>
          </table:table-cell>
          <table:table-cell table:style-name="ce10" table:formula="of:=[.D15]/[.$C15]" office:value-type="percentage" office:value="0.641509433962264">
            <text:p>64,15%</text:p>
          </table:table-cell>
          <table:table-cell table:style-name="ce10" table:formula="of:=[.E15]/[.$C15]" office:value-type="percentage" office:value="0.981132075471698">
            <text:p>98,11%</text:p>
          </table:table-cell>
          <table:table-cell table:number-columns-repeated="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table:formula="of:=VLOOKUP([.A16];[.K$2:.L$7];2;1)" office:value-type="string" office:string-value="Orange">
            <text:p>Orange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10" table:formula="of:=[.C16]/[.$C16]" office:value-type="percentage" office:value="1">
            <text:p>100,00%</text:p>
          </table:table-cell>
          <table:table-cell table:style-name="ce10" table:formula="of:=[.D16]/[.$C16]" office:value-type="percentage" office:value="0.576923076923077">
            <text:p>57,69%</text:p>
          </table:table-cell>
          <table:table-cell table:style-name="ce10" table:formula="of:=[.E16]/[.$C16]" office:value-type="percentage" office:value="0.961538461538462">
            <text:p>96,15%</text:p>
          </table:table-cell>
          <table:table-cell table:number-columns-repeated="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table:formula="of:=VLOOKUP([.A17];[.K$2:.L$7];2;1)" office:value-type="string" office:string-value="Orange">
            <text:p>Orange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50">
            <text:p>50</text:p>
          </table:table-cell>
          <table:table-cell table:style-name="ce10" table:formula="of:=[.C17]/[.$C17]" office:value-type="percentage" office:value="1">
            <text:p>100,00%</text:p>
          </table:table-cell>
          <table:table-cell table:style-name="ce10" table:formula="of:=[.D17]/[.$C17]" office:value-type="percentage" office:value="0.596153846153846">
            <text:p>59,62%</text:p>
          </table:table-cell>
          <table:table-cell table:style-name="ce10" table:formula="of:=[.E17]/[.$C17]" office:value-type="percentage" office:value="0.961538461538462">
            <text:p>96,15%</text:p>
          </table:table-cell>
          <table:table-cell table:number-columns-repeated="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table:formula="of:=VLOOKUP([.A18];[.K$2:.L$7];2;1)" office:value-type="string" office:string-value="Orange">
            <text:p>Orange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10" table:formula="of:=[.C18]/[.$C18]" office:value-type="percentage" office:value="1">
            <text:p>100,00%</text:p>
          </table:table-cell>
          <table:table-cell table:style-name="ce10" table:formula="of:=[.D18]/[.$C18]" office:value-type="percentage" office:value="0.576923076923077">
            <text:p>57,69%</text:p>
          </table:table-cell>
          <table:table-cell table:style-name="ce10" table:formula="of:=[.E18]/[.$C18]" office:value-type="percentage" office:value="0.961538461538462">
            <text:p>96,15%</text:p>
          </table:table-cell>
          <table:table-cell table:number-columns-repeated="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table:formula="of:=VLOOKUP([.A19];[.K$2:.L$7];2;1)" office:value-type="string" office:string-value="Orange">
            <text:p>Orange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49">
            <text:p>49</text:p>
          </table:table-cell>
          <table:table-cell table:style-name="ce10" table:formula="of:=[.C19]/[.$C19]" office:value-type="percentage" office:value="1">
            <text:p>100,00%</text:p>
          </table:table-cell>
          <table:table-cell table:style-name="ce10" table:formula="of:=[.D19]/[.$C19]" office:value-type="percentage" office:value="0.607843137254902">
            <text:p>60,78%</text:p>
          </table:table-cell>
          <table:table-cell table:style-name="ce10" table:formula="of:=[.E19]/[.$C19]" office:value-type="percentage" office:value="0.96078431372549">
            <text:p>96,08%</text:p>
          </table:table-cell>
          <table:table-cell table:number-columns-repeated="7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table:formula="of:=VLOOKUP([.A20];[.K$2:.L$7];2;1)" office:value-type="string" office:string-value="Blue">
            <text:p>Blue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7">
            <text:p>27</text:p>
          </table:table-cell>
          <table:table-cell table:style-name="ce11" table:formula="of:=[.C20]/[.$D20]" office:value-type="percentage" office:value="0.757575757575758">
            <text:p>75,76%</text:p>
          </table:table-cell>
          <table:table-cell table:style-name="ce11" table:formula="of:=[.D20]/[.$D20]" office:value-type="percentage" office:value="1">
            <text:p>100,00%</text:p>
          </table:table-cell>
          <table:table-cell table:style-name="ce11" table:formula="of:=[.E20]/[.$D20]" office:value-type="percentage" office:value="0.818181818181818">
            <text:p>81,82%</text:p>
          </table:table-cell>
          <table:table-cell table:number-columns-repeated="7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table:formula="of:=VLOOKUP([.A21];[.K$2:.L$7];2;1)" office:value-type="string" office:string-value="Blue">
            <text:p>Blue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0">
            <text:p>30</text:p>
          </table:table-cell>
          <table:table-cell table:style-name="ce11" table:formula="of:=[.C21]/[.$D21]" office:value-type="percentage" office:value="0.756756756756757">
            <text:p>75,68%</text:p>
          </table:table-cell>
          <table:table-cell table:style-name="ce11" table:formula="of:=[.D21]/[.$D21]" office:value-type="percentage" office:value="1">
            <text:p>100,00%</text:p>
          </table:table-cell>
          <table:table-cell table:style-name="ce11" table:formula="of:=[.E21]/[.$D21]" office:value-type="percentage" office:value="0.810810810810811">
            <text:p>81,08%</text:p>
          </table:table-cell>
          <table:table-cell table:number-columns-repeated="7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table:formula="of:=VLOOKUP([.A22];[.K$2:.L$7];2;1)" office:value-type="string" office:string-value="Blue">
            <text:p>Blue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8">
            <text:p>28</text:p>
          </table:table-cell>
          <table:table-cell table:style-name="ce11" table:formula="of:=[.C22]/[.$D22]" office:value-type="percentage" office:value="0.771428571428571">
            <text:p>77,14%</text:p>
          </table:table-cell>
          <table:table-cell table:style-name="ce11" table:formula="of:=[.D22]/[.$D22]" office:value-type="percentage" office:value="1">
            <text:p>100,00%</text:p>
          </table:table-cell>
          <table:table-cell table:style-name="ce11" table:formula="of:=[.E22]/[.$D22]" office:value-type="percentage" office:value="0.8">
            <text:p>80,00%</text:p>
          </table:table-cell>
          <table:table-cell table:number-columns-repeated="7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table:formula="of:=VLOOKUP([.A23];[.K$2:.L$7];2;1)" office:value-type="string" office:string-value="Blue">
            <text:p>Blue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2">
            <text:p>32</text:p>
          </table:table-cell>
          <table:table-cell table:style-name="ce11" table:formula="of:=[.C23]/[.$D23]" office:value-type="percentage" office:value="0.837837837837838">
            <text:p>83,78%</text:p>
          </table:table-cell>
          <table:table-cell table:style-name="ce11" table:formula="of:=[.D23]/[.$D23]" office:value-type="percentage" office:value="1">
            <text:p>100,00%</text:p>
          </table:table-cell>
          <table:table-cell table:style-name="ce11" table:formula="of:=[.E23]/[.$D23]" office:value-type="percentage" office:value="0.864864864864865">
            <text:p>86,49%</text:p>
          </table:table-cell>
          <table:table-cell table:number-columns-repeated="7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 table:formula="of:=VLOOKUP([.A24];[.K$2:.L$7];2;1)" office:value-type="string" office:string-value="Green">
            <text:p>Green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12" table:formula="of:=[.C24]/[.$E24]" office:value-type="percentage" office:value="0.682926829268293">
            <text:p>68,29%</text:p>
          </table:table-cell>
          <table:table-cell table:style-name="ce12" table:formula="of:=[.D24]/[.$E24]" office:value-type="percentage" office:value="0.829268292682927">
            <text:p>82,93%</text:p>
          </table:table-cell>
          <table:table-cell table:style-name="ce12" table:formula="of:=[.E24]/[.$E24]" office:value-type="percentage" office:value="1">
            <text:p>100,00%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2" number:min-integer-digits="1"/>
    </number:number-style>
    <number:number-style style:name="N107">
      <number:number number:decimal-places="11" number:min-integer-digits="1"/>
    </number:number-style>
    <number:number-style style:name="N108">
      <number:number number:decimal-places="13" number:min-integer-digits="1"/>
    </number:number-style>
    <number:number-style style:name="N109">
      <number:number number:decimal-places="1" number:min-integer-digits="1"/>
    </number:number-style>
    <number:percentage-style style:name="N110">
      <number:number number:decimal-places="1" number:min-integer-digits="1"/>
      <number:text>%</number:text>
    </number:percentage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.02.2012</text:date>, <text:time>23:05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6T22:37:29.45</meta:creation-date>
    <dc:date>2012-02-26T23:05:34.48</dc:date>
    <meta:editing-duration>PT00H12M44S</meta:editing-duration>
    <meta:editing-cycles>1</meta:editing-cycles>
    <meta:document-statistic meta:table-count="3" meta:cell-count="226" meta:object-count="1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9">
      <style:graphic-properties draw:fill-color="#e00000"/>
      <style:text-properties fo:font-size="6pt" style:font-size-asian="6pt" style:font-size-complex="6pt"/>
    </style:style>
    <style:style style:name="ch8" style:family="chart" style:data-style-name="N109">
      <style:graphic-properties draw:fill-color="#0084d1"/>
      <style:text-properties fo:font-size="6pt" style:font-size-asian="6pt" style:font-size-complex="6pt"/>
    </style:style>
    <style:style style:name="ch9" style:family="chart" style:data-style-name="N109">
      <style:graphic-properties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77cm" svg:height="15.549cm" xlink:href=".." chart:class="chart:bar" chart:style-name="ch1">
        <chart:legend chart:legend-position="end" svg:x="19.56cm" svg:y="7.039cm" chart:style-name="ch2"/>
        <chart:plot-area chart:style-name="ch3" table:cell-range-address="Tabelle1.L1:Tabelle1.O7" chart:data-source-has-labels="both" svg:x="0.447cm" svg:y="0.31cm" svg:width="18.667cm" svg:height="14.619cm">
          <chart:axis chart:dimension="x" chart:name="primary-x" chart:style-name="ch4">
            <chart:categories table:cell-range-address="Tabelle1.L2:Tabelle1.L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M2:Tabelle1.M7" chart:label-cell-address="Tabelle1.M1:Tabelle1.M1" chart:class="chart:bar">
            <chart:data-point chart:repeated="6"/>
          </chart:series>
          <chart:series chart:style-name="ch8" chart:values-cell-range-address="Tabelle1.N2:Tabelle1.N7" chart:label-cell-address="Tabelle1.N1:Tabelle1.N1" chart:class="chart:bar">
            <chart:data-point chart:repeated="6"/>
          </chart:series>
          <chart:series chart:style-name="ch9" chart:values-cell-range-address="Tabelle1.O2:Tabelle1.O7" chart:label-cell-address="Tabelle1.O1:Tabelle1.O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M1:Tabelle1.M1">SensorRed</text:p>
              </table:table-cell>
              <table:table-cell office:value-type="string">
                <text:p text:id="Tabelle1.N1:Tabelle1.N1">SensorBlue</text:p>
              </table:table-cell>
              <table:table-cell office:value-type="string">
                <text:p text:id="Tabelle1.O1:Tabelle1.O1">SensorGreen</text:p>
              </table:table-cell>
            </table:table-row>
          </table:table-header-rows>
          <table:table-rows>
            <table:table-row>
              <table:table-cell office:value-type="string">
                <text:p text:id="Tabelle1.L2:Tabelle1.L7">White</text:p>
              </table:table-cell>
              <table:table-cell office:value-type="float" office:value="53.6666666666667">
                <text:p text:id="Tabelle1.M2:Tabelle1.M7">53.6666666666667</text:p>
              </table:table-cell>
              <table:table-cell office:value-type="float" office:value="51.6666666666667">
                <text:p text:id="Tabelle1.N2:Tabelle1.N7">51.6666666666667</text:p>
              </table:table-cell>
              <table:table-cell office:value-type="float" office:value="55">
                <text:p text:id="Tabelle1.O2:Tabelle1.O7">55</text:p>
              </table:table-cell>
            </table:table-row>
            <table:table-row>
              <table:table-cell office:value-type="string">
                <text:p>Yellow</text:p>
              </table:table-cell>
              <table:table-cell office:value-type="float" office:value="54.8333333333333">
                <text:p>54.8333333333333</text:p>
              </table:table-cell>
              <table:table-cell office:value-type="float" office:value="30">
                <text:p>3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51.75">
                <text:p>51.75</text:p>
              </table:table-cell>
              <table:table-cell office:value-type="float" office:value="25">
                <text:p>2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51.5">
                <text:p>51.5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27.75">
                <text:p>27.75</text:p>
              </table:table-cell>
              <table:table-cell office:value-type="float" office:value="35.5">
                <text:p>35.5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